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4.25cm" fo:min-width="4.75cm"/>
      <style:paragraph-properties style:writing-mode="lr-tb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3cm" fo:min-width="4.7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3.25cm" fo:min-width="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cm" fo:min-width="4.7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2.25cm" fo:min-width="4.7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5cm" fo:min-width="4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5cm" svg:height="0.75cm" svg:x="0.5cm" svg:y="0.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5cm" svg:height="4.5cm" svg:x="0.5cm" svg:y="1.25cm">
          <text:p text:style-name="P3"><text:span text:style-name="T1">-ID</text:span></text:p>
          <text:p text:style-name="P3">-Nom</text:p>
          <text:p text:style-name="P3">-Prénom</text:p>
          <text:p text:style-name="P3">-Mail</text:p>
          <text:p text:style-name="P3">-Tel</text:p>
          <text:p text:style-name="P3">-Rô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5cm" svg:height="0.75cm" svg:x="0.5cm" svg:y="6.5cm">
          <text:p text:style-name="P1">Type_Produi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5cm" svg:height="4.5cm" svg:x="0.5cm" svg:y="7.25cm">
          <text:p text:style-name="P3"><text:span text:style-name="T1">-ID</text:span></text:p>
          <text:p text:style-name="P3">-Typ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5cm" svg:height="0.75cm" svg:x="7.5cm" svg:y="6.5cm">
          <text:p text:style-name="P1">Produi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5cm" svg:height="4.5cm" svg:x="7.5cm" svg:y="7.25cm">
          <text:p text:style-name="P3"><text:span text:style-name="T1">-ID</text:span></text:p>
          <text:p text:style-name="P3">-Nom</text:p>
          <text:p text:style-name="P3">-#Type</text:p>
          <text:p text:style-name="P3">-Photo</text:p>
          <text:p text:style-name="P3">-Descriptio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5cm" svg:height="0.75cm" svg:x="14.25cm" svg:y="6.5cm">
          <text:p text:style-name="P1">Dépô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5cm" svg:height="4.5cm" svg:x="14.25cm" svg:y="7.25cm">
          <text:p text:style-name="P3"><text:span text:style-name="T1">-ID</text:span></text:p>
          <text:p text:style-name="P3">-Nom</text:p>
          <text:p text:style-name="P3">-Ville</text:p>
          <text:p text:style-name="P3">-Code_Postal</text:p>
          <text:p text:style-name="P3">-Long</text:p>
          <text:p text:style-name="P3">-Lat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5cm" svg:height="0.75cm" svg:x="7.5cm" svg:y="0.5cm">
          <text:p text:style-name="P1">User_Dépô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5cm" svg:height="4.5cm" svg:x="7.5cm" svg:y="1.25cm">
          <text:p text:style-name="P3"><text:span text:style-name="T1">-ID</text:span></text:p>
          <text:p text:style-name="P3"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5cm" svg:y1="3.25cm" svg:x2="7.5cm" svg:y2="3.25cm">
          <text:p/>
        </draw:line>
        <draw:line draw:style-name="gr3" draw:text-style-name="P5" draw:layer="layout" svg:x1="12.75cm" svg:y1="3.5cm" svg:x2="17.25cm" svg:y2="3.5cm">
          <text:p/>
        </draw:line>
        <draw:line draw:style-name="gr3" draw:text-style-name="P5" draw:layer="layout" svg:x1="17.25cm" svg:y1="6.5cm" svg:x2="17.25cm" svg:y2="3.5cm">
          <text:p/>
        </draw:line>
        <draw:custom-shape draw:style-name="gr1" draw:text-style-name="P2" draw:layer="layout" svg:width="5.25cm" svg:height="0.75cm" svg:x="7.5cm" svg:y="13cm">
          <text:p text:style-name="P1">Produit_Dépô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5cm" svg:height="4.5cm" svg:x="7.5cm" svg:y="13.75cm">
          <text:p text:style-name="P3">-Quantité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25cm" svg:y1="13cm" svg:x2="10.25cm" svg:y2="11.75cm">
          <text:p/>
        </draw:line>
        <draw:line draw:style-name="gr3" draw:text-style-name="P5" draw:layer="layout" svg:x1="12.75cm" svg:y1="16cm" svg:x2="17cm" svg:y2="16cm">
          <text:p/>
        </draw:line>
        <draw:line draw:style-name="gr3" draw:text-style-name="P5" draw:layer="layout" svg:x1="17cm" svg:y1="16cm" svg:x2="17cm" svg:y2="11.75cm">
          <text:p/>
        </draw:line>
        <draw:custom-shape draw:style-name="gr4" draw:text-style-name="P2" draw:layer="layout" svg:width="0.75cm" svg:height="0.5cm" svg:x="6.25cm" svg:y="2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5cm" svg:x="9cm" svg:y="12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5cm" svg:x="16.2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5cm" svg:x="16cm" svg:y="12.25cm">
          <text:p text:style-name="P1">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5" draw:text-style-name="P6" draw:layer="layout" svg:width="2cm" svg:height="1cm" svg:x="13.75cm" svg:y="0.5cm">
          <draw:text-box>
            <text:p>BDD</text:p>
          </draw:text-box>
        </draw:frame>
        <draw:custom-shape draw:style-name="gr1" draw:text-style-name="P2" draw:layer="layout" svg:width="5.25cm" svg:height="0.75cm" svg:x="0.5cm" svg:y="2.7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25cm" svg:height="3.25cm" svg:x="0.5cm" svg:y="3.5cm">
          <text:p text:style-name="P7"><text:span text:style-name="T2">-ID</text:span><text:span text:style-name="T3"> (INT) PK_AI</text:span></text:p>
          <text:p text:style-name="P7"><text:span text:style-name="T4">-Nom (Varchar 100)</text:span></text:p>
          <text:p text:style-name="P8"><text:span text:style-name="T5">-Prénom </text:span><text:span text:style-name="T4">(Varchar 100)</text:span></text:p>
          <text:p text:style-name="P8"><text:span text:style-name="T5">-Mail </text:span><text:span text:style-name="T4">(Varchar 100)</text:span></text:p>
          <text:p text:style-name="P8"><text:span text:style-name="T5">-Tel </text:span><text:span text:style-name="T4">(Varchar 100)</text:span></text:p>
          <text:p text:style-name="P8"><text:span text:style-name="T5">-Rôle </text:span><text:span text:style-name="T4">(Varchar 20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5cm" svg:height="0.75cm" svg:x="14cm" svg:y="7.75cm">
          <text:p text:style-name="P1">depot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3.5cm" svg:x="14cm" svg:y="8.5cm">
          <text:p text:style-name="P3"><text:span text:style-name="T2">-ID</text:span><text:span text:style-name="T3"> (INT) PK_AI</text:span></text:p>
          <text:p text:style-name="P3"><text:span text:style-name="T4">-Nom(Varchar 100)</text:span></text:p>
          <text:p text:style-name="P10"><text:span text:style-name="T5">-Ville </text:span><text:span text:style-name="T4">(Varchar 100)</text:span></text:p>
          <text:p text:style-name="P10"><text:span text:style-name="T5">-Code_Postal </text:span><text:span text:style-name="T4">(Varchar 5)</text:span></text:p>
          <text:p text:style-name="P10"><text:span text:style-name="T5">-Long </text:span><text:span text:style-name="T4">(Varchar 255)</text:span></text:p>
          <text:p text:style-name="P10"><text:span text:style-name="T5">-Lat </text:span><text:span text:style-name="T4">(Varchar 255)</text:span></text:p>
          <text:p text:style-name="P10"><text:span text:style-name="T4">-#Directeur (INT)</text:span></text:p>
          <text:p text:style-name="P3"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75cm" svg:height="1.25cm" svg:x="0.25cm" svg:y="0.5cm">
          <draw:text-box>
            <text:p># Clé Étrangére</text:p>
          </draw:text-box>
        </draw:frame>
        <draw:custom-shape draw:style-name="gr1" draw:text-style-name="P2" draw:layer="layout" svg:width="5.25cm" svg:height="0.75cm" svg:x="0.5cm" svg:y="7.75cm">
          <text:p text:style-name="P1">type_produi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5cm" svg:height="1.25cm" svg:x="0.5cm" svg:y="8.5cm">
          <text:p text:style-name="P7"><text:span text:style-name="T2">-ID</text:span><text:span text:style-name="T3"> (INT) PK_AI</text:span></text:p>
          <text:p text:style-name="P7"><text:span text:style-name="T4">-Type (Varchar 50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5cm" svg:height="0.75cm" svg:x="7.25cm" svg:y="7.75cm">
          <text:p text:style-name="P1">produit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25cm" svg:height="2.5cm" svg:x="7.25cm" svg:y="8.5cm">
          <text:p text:style-name="P3"><text:span text:style-name="T2">-ID </text:span><text:span text:style-name="T3">(INT) PK_AI</text:span></text:p>
          <text:p text:style-name="P3"><text:span text:style-name="T3">-Nom (Varchar 100)</text:span></text:p>
          <text:p text:style-name="P3"><text:span text:style-name="T3">-#Type (INT)</text:span></text:p>
          <text:p text:style-name="P3"><text:span text:style-name="T3">-Photo (Varchar 20)</text:span></text:p>
          <text:p text:style-name="P3"><text:span text:style-name="T3">-Description (Text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5cm" svg:height="0.75cm" svg:x="7.25cm" svg:y="12.75cm">
          <text:p text:style-name="P1">produit_depot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25cm" svg:height="1.75cm" svg:x="7.25cm" svg:y="13.5cm">
          <text:p text:style-name="P7"><text:span text:style-name="T4">-ID (INT) PK_AI</text:span></text:p>
          <text:p text:style-name="P7"><text:span text:style-name="T4">-ID_depot (INT) PK</text:span></text:p>
          <text:p text:style-name="P7"><text:span text:style-name="T4">-Quantité (INT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1T10:04:51.821000000</meta:creation-date>
    <dc:date>2022-10-21T11:47:13.702000000</dc:date>
    <meta:editing-duration>PT1H42M14S</meta:editing-duration>
    <meta:editing-cycles>17</meta:editing-cycles>
    <meta:generator>LibreOffice/7.2.2.2$Windows_X86_64 LibreOffice_project/02b2acce88a210515b4a5bb2e46cbfb63fe97d56</meta:generator>
    <meta:document-statistic meta:object-count="34"/>
  </office:meta>
</office:document-meta>
</file>